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3.75cm" fo:padding-top="0cm" fo:padding-bottom="0cm" fo:padding-left="0cm" fo:padding-right="0cm"/>
    </style:style>
    <style:style style:name="P1" style:family="paragraph">
      <style:paragraph-properties fo:text-align="center"/>
      <style:text-properties fo:font-family="'moon font-PRO'" style:font-family-generic="swiss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4cm" svg:x="1cm" svg:y="1.125cm">
          <draw:text-box>
            <text:p text:style-name="P1">T</text:p>
          </draw:text-box>
        </draw:frame>
        <draw:frame draw:style-name="gr1" draw:text-style-name="P1" draw:layer="layout" svg:width="4cm" svg:height="4cm" svg:x="5cm" svg:y="1.125cm">
          <draw:text-box>
            <text:p text:style-name="P1">O</text:p>
          </draw:text-box>
        </draw:frame>
        <draw:frame draw:style-name="gr1" draw:text-style-name="P1" draw:layer="layout" svg:width="4cm" svg:height="4cm" svg:x="1cm" svg:y="5.125cm">
          <draw:text-box>
            <text:p text:style-name="P1">F</text:p>
          </draw:text-box>
        </draw:frame>
        <draw:frame draw:style-name="gr1" draw:text-style-name="P1" draw:layer="layout" svg:width="4cm" svg:height="4cm" svg:x="5cm" svg:y="5.125cm">
          <draw:text-box>
            <text:p text:style-name="P1">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iragino Mincho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23T12:36:56</meta:creation-date>
    <dc:date>2010-04-23T12:49:31</dc:date>
    <meta:editing-duration>PT00H12M37S</meta:editing-duration>
    <meta:editing-cycles>1</meta:editing-cycles>
    <meta:document-statistic meta:object-count="4"/>
    <meta:generator>NeoOffice/3.0.2$Unix OpenOffice.org_project/Patch 0</meta:generator>
    <meta:user-defined meta:name="Info 1"/>
    <meta:user-defined meta:name="Info 2"/>
    <meta:user-defined meta:name="Info 3"/>
    <meta:user-defined meta:name="Info 4"/>
  </office:meta>
</office:document-meta>
</file>